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ca70f" style:font-weight-asian="bold" style:font-weight-complex="bold"/>
    </style:style>
    <style:style style:name="P2" style:family="paragraph" style:parent-style-name="Standard">
      <style:text-properties officeooo:paragraph-rsid="001ca70f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ca70f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ca70f" officeooo:paragraph-rsid="001ca70f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dbc90" officeooo:paragraph-rsid="001dbc90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e468c" officeooo:paragraph-rsid="001e468c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ff609" officeooo:paragraph-rsid="001ff609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2247c7" officeooo:paragraph-rsid="002247c7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2271dd" officeooo:paragraph-rsid="002271dd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264825" officeooo:paragraph-rsid="00264825"/>
    </style:style>
    <style:style style:name="P11" style:family="paragraph" style:parent-style-name="Standard" style:list-style-name="L1">
      <style:paragraph-properties fo:margin-left="0cm" fo:margin-right="0cm" fo:text-indent="0cm" style:auto-text-indent="false"/>
      <style:text-properties officeooo:paragraph-rsid="001ca70f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officeooo:paragraph-rsid="0026a778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1ca70f" officeooo:paragraph-rsid="001ca70f"/>
    </style:style>
    <style:style style:name="P14" style:family="paragraph" style:parent-style-name="Standard" style:list-style-name="L1">
      <style:paragraph-properties fo:margin-left="0cm" fo:margin-right="0cm" fo:text-indent="0cm" style:auto-text-indent="false"/>
      <style:text-properties officeooo:rsid="0027a6fc" officeooo:paragraph-rsid="0027a6fc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officeooo:rsid="00288562" officeooo:paragraph-rsid="00288562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1ca70f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29202a" officeooo:paragraph-rsid="0029202a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rsid="002ab981" officeooo:paragraph-rsid="002ab981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2b6fa9" officeooo:paragraph-rsid="002b6fa9"/>
    </style:style>
    <style:style style:name="T1" style:family="text">
      <style:text-properties officeooo:rsid="000dbaa2"/>
    </style:style>
    <style:style style:name="T2" style:family="text">
      <style:text-properties fo:font-weight="bold" officeooo:rsid="000dbaa2" style:font-weight-asian="bold" style:font-weight-complex="bold"/>
    </style:style>
    <style:style style:name="T3" style:family="text">
      <style:text-properties officeooo:rsid="001dbc90"/>
    </style:style>
    <style:style style:name="T4" style:family="text">
      <style:text-properties officeooo:rsid="001ff609"/>
    </style:style>
    <style:style style:name="T5" style:family="text">
      <style:text-properties officeooo:rsid="0027f9ed"/>
    </style:style>
    <style:style style:name="T6" style:family="text">
      <style:text-properties officeooo:rsid="002b6fa9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BASICOS <text:s/></text:p>
      <text:p text:style-name="P2"/>
      <text:p text:style-name="P2"/>
      <text:list xml:id="list2990680593" text:style-name="L1">
        <text:list-item>
          <text:p text:style-name="P11">Listar todos los archivos del directorio bin.</text:p>
        </text:list-item>
      </text:list>
      <text:p text:style-name="P4">Para localizar bin → whereisbin</text:p>
      <text:p text:style-name="P4">Para acceder a bin → cd /usr/local/bin</text:p>
      <text:p text:style-name="P4">Para listar todos los archivos → ls -a</text:p>
      <text:p text:style-name="P3"/>
      <text:p text:style-name="P4"/>
      <text:list xml:id="list135321990243928" text:continue-numbering="true" text:style-name="L1">
        <text:list-item>
          <text:p text:style-name="P11">Listar todos los archivos del directorio tmp.</text:p>
        </text:list-item>
      </text:list>
      <text:p text:style-name="P5">Cd /tmp &amp;&amp; ls -a</text:p>
      <text:p text:style-name="P3"/>
      <text:list xml:id="list135320958449297" text:continue-numbering="true" text:style-name="L1">
        <text:list-item>
          <text:p text:style-name="P11">Listar todos los archivos del directorio etc que empiecen por t en orden <text:s/>inverso.</text:p>
        </text:list-item>
      </text:list>
      <text:p text:style-name="P5">Cd /tmp &amp;&amp; ls t*</text:p>
      <text:list xml:id="list135322343120371" text:continue-numbering="true" text:style-name="L1">
        <text:list-item>
          <text:p text:style-name="P11">Listar todos los archivos del directorio dev que empiecen por tty y tengan 5 caracteres.</text:p>
        </text:list-item>
      </text:list>
      <text:p text:style-name="P3">cd /dev &amp;&amp; ls tty??</text:p>
      <text:list xml:id="list135320894317382" text:continue-numbering="true" text:style-name="L1">
        <text:list-item>
          <text:p text:style-name="P11">Listar todos los archivos del directorio dev que empiecen por tty y acaben en 1,2,3 ó 4.</text:p>
        </text:list-item>
      </text:list>
      <text:p text:style-name="P5">cd /dev &amp;&amp; ls tty[1,2,3,4]</text:p>
      <text:list xml:id="list135322624484632" text:continue-numbering="true" text:style-name="L1">
        <text:list-item>
          <text:p text:style-name="P11">Listar todos los archivos del directorio dev que empiecen por t y acaben en C1.</text:p>
        </text:list-item>
      </text:list>
      <text:p text:style-name="P3">cd /dev &amp;&amp; ls t*C1 <text:span text:style-name="T3">(No hay ninguno que acabe en C1)</text:span></text:p>
      <text:list xml:id="list135322172438152" text:continue-numbering="true" text:style-name="L1">
        <text:list-item>
          <text:p text:style-name="P11">Listar todos los archivos, incluidos los ocultos, del directorio raíz.</text:p>
        </text:list-item>
      </text:list>
      <text:p text:style-name="P6">Cd / &amp;&amp; ls -a</text:p>
      <text:list xml:id="list135322822836431" text:continue-numbering="true" text:style-name="L1">
        <text:list-item>
          <text:p text:style-name="P11">Listar todos los archivos del directorio etc que no empiecen por t.</text:p>
        </text:list-item>
      </text:list>
      <text:p text:style-name="P6">Cd /etc &amp;&amp; ls [!t]*</text:p>
      <text:list xml:id="list135322109464755" text:continue-numbering="true" text:style-name="L1">
        <text:list-item>
          <text:p text:style-name="P11">Listar todos los archivos del directorio usr y sus subdirectorios.</text:p>
        </text:list-item>
      </text:list>
      <text:p text:style-name="P6">Cd /usr <text:span text:style-name="T4">&amp;&amp; ls -R</text:span></text:p>
      <text:list xml:id="list135321677418425" text:continue-numbering="true" text:style-name="L1">
        <text:list-item>
          <text:p text:style-name="P11">Cambiarse al directorio tmp.</text:p>
        </text:list-item>
      </text:list>
      <text:p text:style-name="P7">Cd /tmp</text:p>
      <text:list xml:id="list135321786842103" text:continue-numbering="true" text:style-name="L1">
        <text:list-item>
          <text:p text:style-name="P11">Verificar que el directorio actual ha cambiado.</text:p>
        </text:list-item>
      </text:list>
      <text:p text:style-name="P7">Al hacer el comando ls puedo observar que a diferencia de antes ahora hay contenido</text:p>
      <text:list xml:id="list135321500649735" text:continue-numbering="true" text:style-name="L1">
        <text:list-item>
          <text:p text:style-name="P11">Mostrar el día y la hora actual.</text:p>
        </text:list-item>
      </text:list>
      <text:p text:style-name="P7">date</text:p>
      <text:list xml:id="list135321350784132" text:continue-numbering="true" text:style-name="L1">
        <text:list-item>
          <text:p text:style-name="P11">Con un solo comando posicionarse en el directorio $HOME.</text:p>
        </text:list-item>
      </text:list>
      <text:p text:style-name="P7">Cd /home</text:p>
      <text:list xml:id="list135322345057978" text:continue-numbering="true" text:style-name="L1">
        <text:list-item>
          <text:p text:style-name="P11">Verificar que se está en él.</text:p>
        </text:list-item>
      </text:list>
      <text:p text:style-name="P7">Sale en el proc que estoy en él</text:p>
      <text:list xml:id="list135322733690415" text:continue-numbering="true" text:style-name="L1">
        <text:list-item>
          <text:p text:style-name="P11">Listar todos los ficheros del directorio HOME mostrando su número de inodo.</text:p>
        </text:list-item>
      </text:list>
      <text:p text:style-name="P8">Ls -l (nos dice permisos de los ficheros y número de inodo)</text:p>
      <text:list xml:id="list135321926982594" text:continue-numbering="true" text:style-name="L1">
        <text:list-item>
          <text:p text:style-name="P11"><text:span text:style-name="T1">Crear en vuestro directorio de inicio, un directorio </text:span><text:span text:style-name="T2">prueba</text:span>.</text:p>
        </text:list-item>
      </text:list>
      <text:p text:style-name="P8">Mkdir prueba</text:p>
      <text:list xml:id="list135321245003820" text:continue-numbering="true" text:style-name="L1">
        <text:list-item>
          <text:p text:style-name="P11">Crear los directorios dir1, dir2 y dir3 en el directorio <text:span text:style-name="T2">prueba</text:span>. Dentro de <text:s/>dir1 crear el directorio dir11. Dentro del directorio dir3 crear el directorio <text:s/>dir31. Dentro del directorio dir31, crear los directorios dir311 y dir312.</text:p>
        </text:list-item>
      </text:list>
      <text:p text:style-name="P9">mkdir -p dir1/dir11 dir2 dir3/dir31/{dir311,dir312}</text:p>
      <text:p text:style-name="P8"/>
      <text:list xml:id="list135320866908072" text:continue-numbering="true" text:style-name="L1">
        <text:list-item>
          <text:p text:style-name="P11">Copiar el archivo /etc/motd a un archivo llamado mensaje de nuestro directorio <text:span text:style-name="T2">prueba</text:span>.</text:p>
        </text:list-item>
      </text:list>
      <text:p text:style-name="P10">Como no existía motd lo he creado con sudo porque es una carpeta de root→ sudo touch motd</text:p>
      <text:p text:style-name="P10">Y luego lo he movido y cambiado el nombre con mv → mv motd prueba/<text:span text:style-name="T5">mensaje</text:span></text:p>
      <text:list xml:id="list135322498730313" text:continue-numbering="true" text:style-name="L1">
        <text:list-item>
          <text:p text:style-name="P12">Copiar mensaje en dir1, dir2 y dir3.</text:p>
          <text:p text:style-name="P12">cp mensaje.txt dir1/ | cp mensaje.txt dir2/ | cp mensaje.txt dir3/</text:p>
        </text:list-item>
        <text:list-item>
          <text:p text:style-name="P11">Comprobar el ejercicio anterior mediante un solo comando.</text:p>
          <text:p text:style-name="P14">tree</text:p>
        </text:list-item>
        <text:list-item>
          <text:p text:style-name="P11"><text:soft-page-break/>Copiar los archivos del directorio rc<text:span text:style-name="T1">2</text:span>.d que se encuentra en /etc al directorio dir31.</text:p>
          <text:p text:style-name="P15">cp -r /etc/rc2.d/ prueba/dir3/dir31/</text:p>
        </text:list-item>
        <text:list-item>
          <text:p text:style-name="P11">Copiar en el directorio dir311 los archivos de /bin que tengan una a como segunda letra y su nombre tenga cuatro letras.</text:p>
          <text:p text:style-name="P11">cp -r /bin/?a?? prueba/dir3/dir31/dir311/</text:p>
        </text:list-item>
        <text:list-item>
          <text:p text:style-name="P11">Copiar el directorio de otro usuario y sus subdirectorios debajo de dir11 (incluido el propio directorio).</text:p>
        </text:list-item>
      </text:list>
      <text:p text:style-name="P17">Cp -r ./usuario/ prueba/dir1/dir11</text:p>
      <text:list xml:id="list135322088787552" text:continue-numbering="true" text:style-name="L1">
        <text:list-item>
          <text:p text:style-name="P11">Mover el directorio dir31 y sus subdirectorios debajo de dir2.</text:p>
        </text:list-item>
      </text:list>
      <text:p text:style-name="P3">cp -r dir3/dir31/ dir2/</text:p>
      <text:list xml:id="list135321955083768" text:continue-numbering="true" text:style-name="L1">
        <text:list-item>
          <text:p text:style-name="P11">Mostrar por pantalla los archivos ordinarios del directorio HOME y sus subdirectorios.</text:p>
        </text:list-item>
      </text:list>
      <text:p text:style-name="P17">Cd &amp;&amp; tree</text:p>
      <text:list xml:id="list135321614259078" text:continue-numbering="true" text:style-name="L1">
        <text:list-item>
          <text:p text:style-name="P11">Ocultar el archivo mensaje del directorio dir3.</text:p>
        </text:list-item>
      </text:list>
      <text:p text:style-name="P18">Cd dir3/</text:p>
      <text:p text:style-name="P18">mv mensaje.txt .mensaje.txt</text:p>
      <text:list xml:id="list135322380584793" text:continue-numbering="true" text:style-name="L1">
        <text:list-item>
          <text:p text:style-name="P11">Borrar los archivos y directorios de dir1, incluido el propio directorio.</text:p>
        </text:list-item>
      </text:list>
      <text:p text:style-name="P18">Rm -r ./dir1/</text:p>
      <text:list xml:id="list135321119715571" text:continue-numbering="true" text:style-name="L1">
        <text:list-item>
          <text:p text:style-name="P11">Copiar al directorio dir312 los ficheros del directorio /dev que empiecen por t, acaben en una letra que vaya de la a a la b y tengan cinco letras en su nombre.</text:p>
        </text:list-item>
      </text:list>
      <text:p text:style-name="P3">cp -r /dev/t???{a..b} prueba/dir3/dir31/dir312/ → <text:span text:style-name="T6">no existe ningún archivo que cumpla con lo que se pide en el ejercicio</text:span></text:p>
      <text:list xml:id="list135322579139829" text:continue-numbering="true" text:style-name="L1">
        <text:list-item>
          <text:p text:style-name="P11">Borrar los archivos de dir312 que no acaben en b y tengan una q como cuarta letra.</text:p>
        </text:list-item>
      </text:list>
      <text:p text:style-name="P19">Rm -r ???q*{!b}</text:p>
      <text:list xml:id="list135320865150323" text:continue-numbering="true" text:style-name="L1">
        <text:list-item>
          <text:p text:style-name="P11">Mover el directorio dir312 debajo de dir3.</text:p>
        </text:list-item>
      </text:list>
      <text:p text:style-name="P3">mv dir3/dir31/dir312/ dir3/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20:35:24.192910953</meta:creation-date>
    <dc:date>2020-11-15T13:53:20.613926936</dc:date>
    <meta:editing-duration>PT25M31S</meta:editing-duration>
    <meta:editing-cycles>5</meta:editing-cycles>
    <meta:generator>LibreOffice/7.0.2.2$Linux_X86_64 LibreOffice_project/00$Build-2</meta:generator>
    <meta:document-statistic meta:table-count="0" meta:image-count="0" meta:object-count="0" meta:page-count="2" meta:paragraph-count="65" meta:word-count="616" meta:character-count="3454" meta:non-whitespace-character-count="2928"/>
  </office:meta>
</office:document-meta>
</file>